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7bc65" draw:textarea-horizontal-align="justify" draw:textarea-vertical-align="middle" draw:auto-grow-height="false" fo:min-height="0.766cm" fo:min-width="22.3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cm" fo:min-width="3.81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909cm" fo:min-width="4.5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884cm" fo:min-width="4.58cm"/>
      <style:paragraph-properties style:writing-mode="lr-tb"/>
    </style:style>
    <style:style style:name="gr5" style:family="graphic" style:parent-style-name="standard">
      <style:graphic-properties draw:fill-color="#e16173" draw:textarea-horizontal-align="justify" draw:textarea-vertical-align="middle" draw:auto-grow-height="false" fo:min-height="1.909cm" fo:min-width="4.834cm"/>
      <style:paragraph-properties style:writing-mode="lr-tb"/>
    </style:style>
    <style:style style:name="gr6" style:family="graphic" style:parent-style-name="standard">
      <style:graphic-properties draw:fill-color="#ff6d6d" draw:textarea-horizontal-align="justify" draw:textarea-vertical-align="middle" draw:auto-grow-height="false" fo:min-height="2.113cm" fo:min-width="3.311cm"/>
      <style:paragraph-properties style:writing-mode="lr-tb"/>
    </style:style>
    <style:style style:name="gr7" style:family="graphic" style:parent-style-name="objectwithoutfill">
      <style:graphic-properties draw:stroke="dash" draw:stroke-dash="Double_20_Dash" svg:stroke-width="0.035cm" svg:stroke-color="#5983b0" draw:marker-start-width="0.252cm" draw:marker-end="Arrow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draw:stroke="dash" draw:stroke-dash="Double_20_Dash" svg:stroke-width="0.035cm" svg:stroke-color="#bf0041" draw:marker-start-width="0.252cm" draw:marker-end="Arrow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9" style:family="graphic" style:parent-style-name="objectwithoutfill" style:list-style-name="L1">
      <style:graphic-properties draw:stroke="dash" draw:stroke-dash="Double_20_Dash" svg:stroke-width="0.035cm" svg:stroke-color="#5983b0" draw:marker-start-width="0.252cm" draw:marker-end="Arrow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10" style:family="graphic" style:parent-style-name="objectwithoutfill">
      <style:graphic-properties draw:stroke="dash" draw:stroke-dash="Double_20_Dash"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11" style:family="graphic" style:parent-style-name="objectwithoutfill">
      <style:graphic-properties draw:stroke="dash" draw:stroke-dash="Double_20_Dash" svg:stroke-width="0.035cm" svg:stroke-color="#5eb91e" draw:marker-start="" draw:marker-start-width="0.252cm" draw:marker-end="Arrow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12" style:family="graphic" style:parent-style-name="objectwithoutfill">
      <style:graphic-properties draw:stroke="dash" draw:stroke-dash="Double_20_Dash" svg:stroke-width="0.035cm" svg:stroke-color="#5eb91e" draw:marker-start-width="0.252cm" draw:marker-end="Arrow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13" style:family="graphic" style:parent-style-name="objectwithoutfill" style:list-style-name="L1">
      <style:graphic-properties draw:stroke="dash" draw:stroke-dash="Double_20_Dash" svg:stroke-width="0.035cm" svg:stroke-color="#5983b0" draw:marker-start-width="0.252cm" draw:marker-end="Arrow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draw:fill-color="#ff5429" draw:textarea-horizontal-align="justify" draw:textarea-vertical-align="middle" draw:auto-grow-height="false" fo:min-height="1.274cm" fo:min-width="16.0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58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864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512cm"/>
      <style:paragraph-properties style:writing-mode="lr-tb"/>
    </style:style>
    <style:style style:name="gr20" style:family="graphic" style:parent-style-name="objectwithoutfill" style:list-style-name="L1">
      <style:graphic-properties draw:stroke="dash" draw:stroke-dash="Double_20_Dash" svg:stroke-width="0.035cm" svg:stroke-color="#5eb91e" draw:marker-start-width="0.252cm" draw:marker-end="Arrow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512cm"/>
      <style:paragraph-properties style:writing-mode="lr-tb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loext:graphic-properties draw:fill-color="#77bc65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-color="#e16173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-color="#ff6d6d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/>
      <style:paragraph-properties fo:margin-left="0cm" fo:margin-right="0cm" fo:margin-top="0cm" fo:margin-bottom="0cm" fo:line-height="100%" fo:text-align="start" fo:text-indent="0cm" style:writing-mode="lr-tb"/>
      <style:text-properties fo:color="#808080"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solid"/>
      <style:paragraph-properties fo:margin-left="2cm" fo:margin-right="0cm" fo:margin-top="0cm" fo:margin-bottom="0cm" fo:line-height="100%" fo:text-align="center" fo:text-indent="0cm" style:writing-mode="lr-tb"/>
      <style:text-properties fo:color="#808080"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solid"/>
      <style:paragraph-properties fo:margin-left="0cm" fo:margin-right="0cm" fo:margin-top="0.3cm" fo:margin-bottom="0.3cm" fo:line-height="100%" fo:text-align="start" fo:text-indent="0cm" style:writing-mode="lr-tb"/>
      <style:text-properties fo:color="#808080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solid"/>
      <style:paragraph-properties fo:margin-left="1cm" fo:margin-right="0cm" fo:margin-top="0cm" fo:margin-bottom="0cm" fo:line-height="100%" fo:text-align="center" fo:text-indent="0cm" style:writing-mode="lr-tb"/>
      <style:text-properties fo:color="#808080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solid"/>
      <style:paragraph-properties fo:text-align="end" style:writing-mode="lr-tb"/>
      <style:text-properties fo:color="#808080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color="#5983b0"/>
    </style:style>
    <style:style style:name="P11" style:family="paragraph">
      <loext:graphic-properties draw:fill="solid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5983b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#ffffff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loext:graphic-properties draw:fill="solid"/>
      <style:paragraph-properties fo:margin-left="0cm" fo:margin-right="0cm" fo:margin-top="0cm" fo:margin-bottom="0cm" fo:line-height="100%" fo:text-align="start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solid"/>
      <style:paragraph-properties fo:text-align="center" style:writing-mode="lr-tb"/>
      <style:text-properties style:text-position="-33% 58%" fo:font-size="18pt" fo:font-weight="bold" style:font-size-asian="18pt" style:font-weight-asian="bold" style:font-size-complex="18pt" style:font-weight-complex="bold"/>
    </style:style>
    <style:style style:name="P14" style:family="paragraph">
      <style:paragraph-properties fo:text-align="end"/>
      <style:text-properties fo:color="#069a2e"/>
    </style:style>
    <style:style style:name="P15" style:family="paragraph">
      <loext:graphic-properties draw:fill="solid"/>
      <style:paragraph-properties fo:text-align="end" style:writing-mode="lr-tb"/>
      <style:text-properties fo:color="#069a2e"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="solid"/>
      <style:paragraph-properties fo:text-align="end" style:writing-mode="lr-tb"/>
      <style:text-properties fo:font-size="10pt" fo:font-weight="bold" style:font-size-asian="10pt" style:font-weight-asian="bold" style:font-size-complex="10pt" style:font-weight-complex="bold"/>
    </style:style>
    <style:style style:name="P17" style:family="paragraph">
      <loext:graphic-properties draw:fill="solid"/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style:paragraph-properties fo:text-align="center"/>
      <style:text-properties fo:font-size="12pt" fo:background-color="#ff5429" style:font-size-asian="12pt" style:font-size-complex="12pt"/>
    </style:style>
    <style:style style:name="P19" style:family="paragraph">
      <loext:graphic-properties draw:fill-color="#ff5429"/>
      <style:paragraph-properties fo:text-align="center"/>
      <style:text-properties fo:font-size="12pt" fo:font-weight="bold" fo:background-color="#ff5429" style:font-size-asian="12pt" style:font-weight-asian="bold" style:font-size-complex="12pt" style:font-weight-complex="bold"/>
    </style:style>
    <style:style style:name="P20" style:family="paragraph">
      <style:text-properties fo:color="#5983b0" fo:font-size="10pt" fo:font-weight="bold" style:font-size-asian="10pt" style:font-weight-asian="bold" style:font-size-complex="10pt" style:font-weight-complex="bold"/>
    </style:style>
    <style:style style:name="P21" style:family="paragraph">
      <loext:graphic-properties draw:fill="none" draw:fill-color="#ffffff"/>
      <style:text-properties fo:color="#5983b0" fo:font-size="10pt" fo:font-weight="bold" style:font-size-asian="10pt" style:font-weight-asian="bold" style:font-size-complex="10pt" style:font-weight-complex="bold"/>
    </style:style>
    <style:style style:name="P22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5983b0" fo:font-size="10pt" style:font-size-asian="10pt" style:font-size-complex="10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5983b0" fo:font-size="10pt" style:font-size-asian="10pt" style:font-size-complex="10pt"/>
    </style:style>
    <style:style style:name="P24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bf0041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bf0041"/>
    </style:style>
    <style:style style:name="P26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bf0041" fo:font-size="10pt" style:font-size-asian="10pt" style:font-size-complex="10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bf0041" fo:font-size="10pt" style:font-size-asian="10pt" style:font-size-complex="10pt"/>
    </style:style>
    <style:style style:name="P28" style:family="paragraph">
      <style:paragraph-properties fo:margin-left="0cm" fo:margin-right="0cm" fo:margin-top="0cm" fo:margin-bottom="0cm" fo:line-height="100%" fo:text-align="end" fo:text-indent="0cm">
        <style:tab-stops/>
      </style:paragraph-properties>
      <style:text-properties fo:color="#069a2e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>
        <style:tab-stops/>
      </style:paragraph-properties>
      <style:text-properties fo:color="#069a2e"/>
    </style:style>
    <style:style style:name="P30" style:family="paragraph">
      <loext:graphic-properties draw:fill="solid"/>
      <style:paragraph-properties fo:text-align="center"/>
    </style:style>
    <style:style style:name="P31" style:family="paragraph">
      <style:text-properties fo:color="#808080" fo:font-size="10pt" style:font-size-asian="10pt" style:font-size-complex="10pt"/>
    </style:style>
    <style:style style:name="P32" style:family="paragraph">
      <loext:graphic-properties draw:fill="none" draw:fill-color="#ffffff"/>
      <style:text-properties fo:color="#808080"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5983b0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ffffff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69a2e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5983b0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5983b0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bf0041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bf0041" style:text-position="-33% 58%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80808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2.86cm" svg:height="1.016cm" svg:x="3.54cm" svg:y="5.826cm">
          <text:p text:style-name="P1"><text:span text:style-name="T1">Service </text:span><text:span text:style-name="T1">discovery </text:span></text:p>
          <text:p text:style-name="P1"><text:span text:style-name="T1">(Consul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318cm" svg:height="1.55cm" svg:x="12.684cm" svg:y="1.254cm">
          <text:p text:style-name="P1"><text:span text:style-name="T1">Client (Blazor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5.08cm" svg:height="2.159cm" svg:x="21.32cm" svg:y="8.747cm">
          <text:p text:style-name="P1"><text:span text:style-name="T1">Websocket-service</text:span></text:p>
          <text:p text:style-name="P1"><text:span text:style-name="T1">(Go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5.08cm" svg:height="2.134cm" svg:x="12.405cm" svg:y="8.772cm">
          <text:p text:style-name="P1"><text:span text:style-name="T1">Roundtrip-service</text:span></text:p>
          <text:p text:style-name="P1"><text:span text:style-name="T1">(Go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5.08cm" svg:height="2.159cm" svg:x="3.459cm" svg:y="8.747cm">
          <text:p text:style-name="P1"><text:span text:style-name="T1">Batch-service</text:span></text:p>
          <text:p text:style-name="P1"><text:span text:style-name="T1">(Net Core)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9" draw:id="id9" draw:layer="layout" svg:width="5.334cm" svg:height="2.159cm" svg:x="15.456cm" svg:y="16.956cm">
          <text:p text:style-name="P1"><text:span text:style-name="T1">Redis-service</text:span></text:p>
          <text:p text:style-name="P1"><text:span text:style-name="T1">(Rus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8" draw:id="id8" draw:layer="layout" svg:width="3.81cm" svg:height="3.779cm" svg:x="4.116cm" svg:y="16.113cm">
          <text:p text:style-name="P1"><text:span text:style-name="T1">Redi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5" draw:layer="layout" draw:type="curve" svg:x1="3.54cm" svg:y1="4.302cm" svg:x2="12.684cm" svg:y2="2.029cm" draw:start-shape="id1" draw:start-glue-point="3" draw:end-shape="id2" draw:end-glue-point="3" svg:d="M3540 4302c-751 0-5323-2273 9144-2273" svg:viewBox="0 0 10420 2274">
          <text:p/>
        </draw:connector>
        <draw:connector draw:style-name="gr8" draw:text-style-name="P6" draw:layer="layout" draw:type="curve" svg:x1="17.002cm" svg:y1="2.029cm" svg:x2="26.4cm" svg:y2="4.302cm" draw:start-shape="id2" draw:start-glue-point="1" draw:end-shape="id1" draw:end-glue-point="1" svg:d="M17002 2029c14848 0 10149 2273 9398 2273" svg:viewBox="0 0 10695 2274">
          <text:p/>
        </draw:connector>
        <draw:connector draw:style-name="gr8" draw:text-style-name="P7" draw:layer="layout" draw:type="curve" svg:x1="3.54cm" svg:y1="6.334cm" svg:x2="3.459cm" svg:y2="9.826cm" draw:start-shape="id3" draw:start-glue-point="3" draw:end-shape="id4" draw:end-glue-point="3" svg:d="M3540 6334c-873 0-832 3492-81 3492" svg:viewBox="0 0 651 3493">
          <text:p/>
        </draw:connector>
        <draw:connector draw:style-name="gr8" draw:text-style-name="P8" draw:layer="layout" draw:type="curve" svg:x1="14.97cm" svg:y1="6.842cm" svg:x2="14.945cm" svg:y2="8.772cm" draw:start-shape="id3" draw:start-glue-point="2" draw:end-shape="id5" draw:end-glue-point="0" svg:d="M14970 6842c0 1447-25 483-25 1930" svg:viewBox="0 0 26 1931">
          <text:p/>
        </draw:connector>
        <draw:connector draw:style-name="gr7" draw:text-style-name="P9" draw:layer="layout" draw:type="curve" svg:x1="26.4cm" svg:y1="9.826cm" svg:x2="26.4cm" svg:y2="6.334cm" draw:start-shape="id6" draw:start-glue-point="1" draw:end-shape="id3" draw:end-glue-point="1" svg:d="M26400 9826c751 0 751-3492 0-3492" svg:viewBox="0 0 564 3493">
          <text:p/>
        </draw:connector>
        <draw:connector draw:style-name="gr9" draw:text-style-name="P11" draw:layer="layout" draw:type="curve" svg:x1="3.459cm" svg:y1="9.826cm" svg:x2="9.89cm" svg:y2="14.605cm" draw:start-shape="id4" draw:start-glue-point="3" draw:end-shape="id7" draw:end-glue-point="3" svg:d="M3459 9826c-751 0-3967 4779 6431 4779" svg:viewBox="0 0 7492 4780">
          <text:p text:style-name="P10"><text:span text:style-name="T2">Batch Q (pub)</text:span></text:p>
        </draw:connector>
        <draw:connector draw:style-name="gr10" draw:text-style-name="P12" draw:layer="layout" draw:type="curve" svg:x1="6.021cm" svg:y1="16.113cm" svg:x2="5.999cm" svg:y2="10.906cm" draw:start-shape="id8" draw:start-glue-point="5" draw:end-shape="id4" draw:end-glue-point="2" svg:d="M6021 16113c0-3906-22-1303-22-5207" svg:viewBox="0 0 23 5208">
          <text:p/>
        </draw:connector>
        <draw:connector draw:style-name="gr10" draw:text-style-name="P13" draw:layer="layout" draw:type="curve" svg:x1="15.456cm" svg:y1="18.035cm" svg:x2="7.926cm" svg:y2="18.002cm" draw:start-shape="id9" draw:start-glue-point="3" draw:end-shape="id8" draw:end-glue-point="8" svg:d="M15456 18035c-5646 0-1881-33-7530-33" svg:viewBox="0 0 7531 34">
          <text:p/>
        </draw:connector>
        <draw:connector draw:style-name="gr11" draw:text-style-name="P15" draw:layer="layout" draw:type="curve" svg:x1="26.4cm" svg:y1="14.605cm" svg:x2="26.4cm" svg:y2="9.826cm" draw:start-shape="id7" draw:start-glue-point="1" draw:end-shape="id6" draw:end-glue-point="1" svg:d="M26400 14605c751 0 751-4779 0-4779" svg:viewBox="0 0 564 4780">
          <text:p text:style-name="P14"><text:span text:style-name="T3">Forward-event Q (sub)</text:span></text:p>
        </draw:connector>
        <draw:connector draw:style-name="gr12" draw:text-style-name="P16" draw:layer="layout" draw:type="curve" svg:x1="18.145cm" svg:y1="15.367cm" svg:x2="18.123cm" svg:y2="16.956cm" draw:start-shape="id7" draw:start-glue-point="2" draw:end-shape="id9" draw:end-glue-point="0" svg:d="M18145 15367c0 1191-22 397-22 1589" svg:viewBox="0 0 23 1590">
          <text:p/>
        </draw:connector>
        <draw:connector draw:style-name="gr13" draw:text-style-name="P17" draw:layer="layout" draw:type="curve" draw:line-skew="0.032cm" svg:x1="14.945cm" svg:y1="10.906cm" svg:x2="18.145cm" svg:y2="13.843cm" draw:start-shape="id5" draw:start-glue-point="2" draw:end-shape="id7" draw:end-glue-point="0" svg:d="M14945 10906c0 2251 3200 783 3200 2937" svg:viewBox="0 0 3201 2938">
          <text:p/>
        </draw:connector>
        <draw:connector draw:style-name="gr7" draw:text-style-name="P12" draw:layer="layout" draw:type="curve" svg:x1="20.79cm" svg:y1="18.035cm" svg:x2="26.4cm" svg:y2="14.605cm" draw:start-shape="id9" draw:start-glue-point="1" draw:end-shape="id7" draw:end-glue-point="1" svg:d="M20790 18035c9166 0 6361-3430 5610-3430" svg:viewBox="0 0 6605 3431">
          <text:p/>
        </draw:connector>
        <draw:custom-shape draw:style-name="gr14" draw:text-style-name="P19" xml:id="id7" draw:id="id7" draw:layer="layout" svg:width="16.51cm" svg:height="1.524cm" svg:x="9.89cm" svg:y="13.843cm">
          <text:p text:style-name="P18"><text:span text:style-name="T1">MQTT</text:span></text:p>
          <text:p text:style-name="P18"><text:span text:style-name="T1">(RabbitMQ)</text:span></text:p>
          <draw:enhanced-geometry svg:viewBox="0 0 21600 21600" draw:type="rectangle" draw:enhanced-path="M 0 0 L 21600 0 21600 21600 0 21600 0 0 Z N"/>
        </draw:custom-shape>
        <draw:frame draw:style-name="gr15" draw:text-style-name="P21" draw:layer="layout" svg:width="3.175cm" svg:height="0.708cm" svg:x="17.267cm" svg:y="11.868cm">
          <draw:text-box>
            <text:p text:style-name="P20"><text:span text:style-name="T4">Event Q (pub)</text:span></text:p>
          </draw:text-box>
        </draw:frame>
        <draw:frame draw:style-name="gr16" draw:text-style-name="P23" draw:layer="layout" svg:width="5.334cm" svg:height="1.039cm" svg:x="22.336cm" svg:y="16.367cm">
          <draw:text-box>
            <text:p text:style-name="P22"><text:span text:style-name="T5">Forward-event / batch-reply Q (pub)</text:span></text:p>
          </draw:text-box>
        </draw:frame>
        <draw:frame draw:style-name="gr17" draw:text-style-name="P25" draw:layer="layout" svg:width="2.667cm" svg:height="0.645cm" svg:x="3.413cm" svg:y="14.96cm">
          <draw:text-box>
            <text:p text:style-name="P24"><text:span text:style-name="T6">Read (hash)</text:span></text:p>
          </draw:text-box>
        </draw:frame>
        <draw:frame draw:style-name="gr18" draw:text-style-name="P27" draw:layer="layout" svg:width="5.588cm" svg:height="1.114cm" svg:x="9.001cm" svg:y="17.764cm">
          <draw:text-box>
            <text:p text:style-name="P26"><text:span text:style-name="T7">Write (hash / keyvalue pair)</text:span></text:p>
          </draw:text-box>
        </draw:frame>
        <draw:frame draw:style-name="gr19" draw:text-style-name="P29" draw:layer="layout" svg:width="4.064cm" svg:height="0.762cm" svg:x="13.7cm" svg:y="15.859cm">
          <draw:text-box>
            <text:p text:style-name="P28"><text:span text:style-name="T3">Event / Batch Q (sub)</text:span></text:p>
          </draw:text-box>
        </draw:frame>
        <draw:connector draw:style-name="gr20" draw:text-style-name="P11" draw:layer="layout" draw:type="curve" svg:x1="9.89cm" svg:y1="14.605cm" svg:x2="8.539cm" svg:y2="9.826cm" draw:start-shape="id7" draw:start-glue-point="3" draw:end-shape="id4" draw:end-glue-point="1" svg:d="M9890 14605c-1012 0-337-4779-1351-4779" svg:viewBox="0 0 1352 4780">
          <text:p><text:span text:style-name="T2"/></text:p>
        </draw:connector>
        <draw:frame draw:style-name="gr21" draw:text-style-name="P29" draw:layer="layout" svg:width="4.064cm" svg:height="0.762cm" svg:x="8.874cm" svg:y="11.922cm">
          <draw:text-box>
            <text:p text:style-name="P28"><text:span text:style-name="T3">Batch reply Q (sub)</text:span></text:p>
          </draw:text-box>
        </draw:frame>
        <draw:custom-shape draw:style-name="gr1" draw:text-style-name="P2" xml:id="id1" draw:id="id1" draw:layer="layout" svg:width="22.86cm" svg:height="1.016cm" svg:x="3.54cm" svg:y="3.794cm">
          <text:p text:style-name="P1"><text:span text:style-name="T1">API Gateway </text:span></text:p>
          <text:p text:style-name="P1"><text:span text:style-name="T1">(Net Core / Ocelot)</text:span></text:p>
          <draw:enhanced-geometry svg:viewBox="0 0 21600 21600" draw:type="rectangle" draw:enhanced-path="M 0 0 L 21600 0 21600 21600 0 21600 0 0 Z N"/>
        </draw:custom-shape>
        <draw:connector draw:style-name="gr22" draw:text-style-name="P30" draw:layer="layout" draw:type="line" svg:x1="14.97cm" svg:y1="4.81cm" svg:x2="14.97cm" svg:y2="5.826cm" draw:start-shape="id1" draw:start-glue-point="2" draw:end-shape="id3" draw:end-glue-point="0" svg:d="M14970 4810v1016" svg:viewBox="0 0 1 1017">
          <text:p/>
        </draw:connector>
        <draw:frame draw:style-name="gr23" draw:text-style-name="P32" draw:layer="layout" svg:width="1.778cm" svg:height="0.645cm" svg:x="2.143cm" svg:y="1.762cm">
          <draw:text-box>
            <text:p text:style-name="P31"><text:span text:style-name="T8">WS</text:span></text:p>
          </draw:text-box>
        </draw:frame>
        <draw:frame draw:style-name="gr23" draw:text-style-name="P32" draw:layer="layout" svg:width="1.778cm" svg:height="0.645cm" svg:x="26.4cm" svg:y="1.835cm">
          <draw:text-box>
            <text:p text:style-name="P31"><text:span text:style-name="T8">HTTP</text:span></text:p>
          </draw:text-box>
        </draw:frame>
        <draw:frame draw:style-name="gr23" draw:text-style-name="P32" draw:layer="layout" svg:width="1.778cm" svg:height="0.645cm" svg:x="15.097cm" svg:y="7.258cm">
          <draw:text-box>
            <text:p text:style-name="P31"><text:span text:style-name="T8">HTTP</text:span></text:p>
          </draw:text-box>
        </draw:frame>
        <draw:frame draw:style-name="gr23" draw:text-style-name="P32" draw:layer="layout" svg:width="1.778cm" svg:height="0.645cm" svg:x="1.508cm" svg:y="7.169cm">
          <draw:text-box>
            <text:p text:style-name="P31"><text:span text:style-name="T8">HTTP</text:span></text:p>
          </draw:text-box>
        </draw:frame>
        <draw:frame draw:style-name="gr23" draw:text-style-name="P32" draw:layer="layout" svg:width="1.778cm" svg:height="0.645cm" svg:x="25.673cm" svg:y="7.294cm">
          <draw:text-box>
            <text:p text:style-name="P31"><text:span text:style-name="T8">HT</text:span><text:span text:style-name="T8">TP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5983b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0T20:37:04.203369495</meta:creation-date>
    <dc:date>2020-09-09T21:24:19.225668755</dc:date>
    <meta:editing-duration>PT9H52S</meta:editing-duration>
    <meta:editing-cycles>8</meta:editing-cycles>
    <meta:generator>LibreOffice/6.4.5.2$Linux_X86_64 LibreOffice_project/40$Build-2</meta:generator>
    <meta:document-statistic meta:object-count="34"/>
  </office:meta>
</office:document-meta>
</file>